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1" svg:font-family="'Times New Roman'"/>
    <style:font-face style:name="monospace" svg:font-family="monospace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weight="bold" officeooo:rsid="0013397f" officeooo:paragraph-rsid="0013397f" style:font-weight-asian="bold" style:font-weight-complex="bold"/>
    </style:style>
    <style:style style:name="P2" style:family="paragraph" style:parent-style-name="Preformatted_20_Text">
      <style:paragraph-properties>
        <style:tab-stops>
          <style:tab-stop style:position="16.826cm" style:type="right"/>
        </style:tab-stops>
      </style:paragraph-properties>
      <style:text-properties officeooo:rsid="0013397f" officeooo:paragraph-rsid="0013397f"/>
    </style:style>
    <style:style style:name="P3" style:family="paragraph" style:parent-style-name="Preformatted_20_Text">
      <style:paragraph-properties fo:text-align="center" style:justify-single-word="false">
        <style:tab-stops>
          <style:tab-stop style:position="16.826cm" style:type="right"/>
        </style:tab-stops>
      </style:paragraph-properties>
      <style:text-properties officeooo:rsid="0013397f" officeooo:paragraph-rsid="0013397f"/>
    </style:style>
    <style:style style:name="P4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officeooo:rsid="0013397f" officeooo:paragraph-rsid="0013397f"/>
    </style:style>
    <style:style style:name="P5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style="italic" fo:font-weight="normal" officeooo:rsid="0013397f" officeooo:paragraph-rsid="0013397f" style:font-style-asian="italic" style:font-weight-asian="normal" style:font-style-complex="italic" style:font-weight-complex="normal"/>
    </style:style>
    <style:style style:name="P6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style="italic" fo:font-weight="normal" officeooo:rsid="00213d1f" officeooo:paragraph-rsid="00213d1f" style:font-style-asian="italic" style:font-weight-asian="normal" style:font-style-complex="italic" style:font-weight-complex="normal"/>
    </style:style>
    <style:style style:name="P7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style="normal" fo:font-weight="normal" officeooo:rsid="0013397f" officeooo:paragraph-rsid="0013397f" style:font-style-asian="normal" style:font-weight-asian="normal" style:font-style-complex="normal" style:font-weight-complex="normal"/>
    </style:style>
    <style:style style:name="P8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style="normal" fo:font-weight="normal" officeooo:rsid="0013397f" officeooo:paragraph-rsid="0015c48a" style:font-style-asian="normal" style:font-weight-asian="normal" style:font-style-complex="normal" style:font-weight-complex="normal"/>
    </style:style>
    <style:style style:name="P9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style="normal" fo:font-weight="bold" officeooo:rsid="0013397f" officeooo:paragraph-rsid="0013397f" style:font-style-asian="normal" style:font-weight-asian="bold" style:font-style-complex="normal" style:font-weight-complex="bold"/>
    </style:style>
    <style:style style:name="P10" style:family="paragraph" style:parent-style-name="Preformatted_20_Text">
      <style:paragraph-properties>
        <style:tab-stops>
          <style:tab-stop style:position="16.826cm" style:type="right"/>
        </style:tab-stops>
      </style:paragraph-properties>
      <style:text-properties officeooo:paragraph-rsid="0013397f"/>
    </style:style>
    <style:style style:name="P11" style:family="paragraph" style:parent-style-name="Preformatted_20_Text">
      <style:paragraph-properties fo:text-align="center" style:justify-single-word="false">
        <style:tab-stops>
          <style:tab-stop style:position="16.826cm" style:type="right"/>
        </style:tab-stops>
      </style:paragraph-properties>
      <style:text-properties officeooo:paragraph-rsid="0013397f"/>
    </style:style>
    <style:style style:name="P12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officeooo:paragraph-rsid="0015c48a"/>
    </style:style>
    <style:style style:name="P13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officeooo:paragraph-rsid="0025da03"/>
    </style:style>
    <style:style style:name="P14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officeooo:paragraph-rsid="002b19bb"/>
    </style:style>
    <style:style style:name="P15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officeooo:paragraph-rsid="002cccca"/>
    </style:style>
    <style:style style:name="P16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officeooo:paragraph-rsid="003cd5f8"/>
    </style:style>
    <style:style style:name="P17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officeooo:paragraph-rsid="003b8cc4"/>
    </style:style>
    <style:style style:name="P18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officeooo:paragraph-rsid="002d5b8c"/>
    </style:style>
    <style:style style:name="P19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officeooo:paragraph-rsid="0031965a"/>
    </style:style>
    <style:style style:name="P20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variant="normal" fo:text-transform="none" fo:color="#000000" style:font-name="Liberation Mono" fo:font-size="10pt" fo:letter-spacing="normal" fo:font-style="normal" fo:font-weight="normal" officeooo:rsid="0013397f" officeooo:paragraph-rsid="0013397f" style:font-size-asian="10pt" style:font-weight-asian="bold" style:font-size-complex="10pt" style:font-weight-complex="bold"/>
    </style:style>
    <style:style style:name="P21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variant="normal" fo:text-transform="none" fo:color="#000000" style:font-name="Liberation Mono" fo:font-size="10pt" fo:letter-spacing="normal" fo:font-style="normal" fo:font-weight="normal" officeooo:rsid="002cccca" officeooo:paragraph-rsid="002d5b8c" style:font-name-asian="Courier New" style:font-size-asian="10pt" style:font-style-asian="normal" style:font-name-complex="Liberation Mono" style:font-size-complex="10pt" style:font-style-complex="normal"/>
    </style:style>
    <style:style style:name="P22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variant="normal" fo:text-transform="none" fo:color="#000000" style:font-name="Liberation Mono" fo:font-size="10pt" fo:letter-spacing="normal" fo:font-style="normal" fo:font-weight="normal" officeooo:rsid="0031965a" officeooo:paragraph-rsid="0031965a" style:font-name-asian="Courier New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3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variant="normal" fo:text-transform="none" fo:color="#000000" style:font-name="Liberation Mono" fo:font-size="10pt" fo:letter-spacing="normal" fo:font-style="normal" fo:font-weight="normal" officeooo:paragraph-rsid="003361df"/>
    </style:style>
    <style:style style:name="P24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variant="normal" fo:text-transform="none" fo:color="#000000" style:font-name="Liberation Mono" fo:font-size="10pt" fo:letter-spacing="normal" fo:font-style="normal" fo:font-weight="normal" officeooo:paragraph-rsid="00418263"/>
    </style:style>
    <style:style style:name="P25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variant="normal" fo:text-transform="none" fo:color="#000000" style:font-name="Liberation Mono" fo:font-size="8pt" fo:letter-spacing="normal" fo:font-style="italic" fo:font-weight="normal" officeooo:rsid="002cccca" officeooo:paragraph-rsid="002d5b8c" style:font-name-asian="Courier New" style:font-size-asian="8pt" style:font-style-asian="italic" style:font-name-complex="Liberation Mono" style:font-size-complex="8pt" style:font-style-complex="italic"/>
    </style:style>
    <style:style style:name="P26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variant="normal" fo:text-transform="none" fo:color="#000000" style:font-name="Liberation Mono" fo:font-size="8pt" fo:letter-spacing="normal" fo:font-style="italic" fo:font-weight="normal" officeooo:rsid="002cccca" officeooo:paragraph-rsid="0031965a" style:font-name-asian="Courier New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27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variant="normal" fo:text-transform="none" fo:color="#000000" style:font-name="Liberation Mono" fo:font-size="8pt" fo:letter-spacing="normal" fo:font-style="italic" fo:font-weight="normal" officeooo:rsid="002cccca" officeooo:paragraph-rsid="003361df" style:font-name-asian="Courier New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28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variant="normal" fo:text-transform="none" fo:color="#000000" style:font-name="Liberation Mono" fo:font-size="8pt" fo:letter-spacing="normal" fo:font-style="italic" fo:font-weight="normal" officeooo:rsid="003361df" officeooo:paragraph-rsid="003361df" style:font-name-asian="Courier New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variant="normal" fo:text-transform="none" fo:color="#333333" style:font-name="monospace" fo:font-size="9pt" fo:letter-spacing="normal" fo:font-style="normal" fo:font-weight="normal" officeooo:rsid="0025da03" officeooo:paragraph-rsid="0025da03"/>
    </style:style>
    <style:style style:name="P30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variant="normal" fo:text-transform="none" fo:color="#333333" style:font-name="monospace" fo:font-size="9pt" fo:letter-spacing="normal" fo:font-style="normal" fo:font-weight="normal" officeooo:paragraph-rsid="0025da03" style:font-size-asian="7.84999990463257pt" style:font-size-complex="9pt"/>
    </style:style>
    <style:style style:name="P31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variant="normal" fo:text-transform="none" fo:color="#333333" style:font-name="monospace" fo:font-size="9pt" fo:letter-spacing="normal" fo:font-style="normal" fo:font-weight="normal" officeooo:paragraph-rsid="002739d8" style:font-size-asian="7.84999990463257pt" style:font-size-complex="9pt"/>
    </style:style>
    <style:style style:name="P32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variant="normal" fo:text-transform="none" fo:color="#333333" style:font-name="monospace" fo:font-size="9pt" fo:letter-spacing="normal" fo:font-style="normal" fo:font-weight="normal" officeooo:rsid="002739d8" officeooo:paragraph-rsid="0025da03" style:font-size-asian="7.84999990463257pt" style:font-size-complex="9pt"/>
    </style:style>
    <style:style style:name="P33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variant="normal" fo:text-transform="none" fo:color="#333333" style:font-name="monospace" fo:font-size="8pt" fo:letter-spacing="normal" fo:font-style="italic" fo:font-weight="normal" officeooo:rsid="002739d8" officeooo:paragraph-rsid="0025da03" style:font-size-asian="8pt" style:font-style-asian="italic" style:font-size-complex="8pt" style:font-style-complex="italic"/>
    </style:style>
    <style:style style:name="P34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variant="normal" fo:text-transform="none" fo:color="#333333" style:font-name="monospace" fo:font-size="8pt" fo:letter-spacing="normal" fo:font-style="normal" fo:font-weight="normal" officeooo:paragraph-rsid="002b19bb" style:font-size-asian="8pt" style:font-weight-asian="normal" style:font-size-complex="8pt" style:font-weight-complex="normal"/>
    </style:style>
    <style:style style:name="P35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variant="normal" fo:text-transform="none" fo:color="#333333" style:font-name="Liberation Mono" fo:font-size="10pt" fo:letter-spacing="normal" fo:font-style="normal" fo:font-weight="normal" officeooo:rsid="00292515" officeooo:paragraph-rsid="002b19bb" style:font-name-asian="Courier New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6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variant="normal" fo:text-transform="none" fo:color="#333333" style:font-name="Liberation Mono" fo:font-size="10pt" fo:letter-spacing="normal" fo:font-style="normal" fo:font-weight="normal" officeooo:rsid="00292515" officeooo:paragraph-rsid="00292515" style:font-name-asian="Courier New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7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variant="normal" fo:text-transform="none" fo:color="#333333" style:font-name="Liberation Mono" fo:font-size="10pt" fo:letter-spacing="normal" fo:font-style="normal" fo:font-weight="normal" officeooo:rsid="00292515" officeooo:paragraph-rsid="002739d8" style:font-name-asian="Courier New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8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variant="normal" fo:text-transform="none" fo:color="#333333" style:font-name="Liberation Mono" fo:font-size="10pt" fo:letter-spacing="normal" fo:font-style="normal" fo:font-weight="normal" officeooo:rsid="00292515" officeooo:paragraph-rsid="0025da03" style:font-name-asian="Courier New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9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variant="normal" fo:text-transform="none" fo:color="#333333" style:font-name="Liberation Mono" fo:font-size="10pt" fo:letter-spacing="normal" fo:font-style="normal" fo:font-weight="normal" officeooo:rsid="0025da03" officeooo:paragraph-rsid="0025da03" style:font-size-asian="10pt" style:font-size-complex="10pt"/>
    </style:style>
    <style:style style:name="P40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variant="normal" fo:text-transform="none" fo:color="#333333" style:font-name="Liberation Mono" fo:font-size="10pt" fo:letter-spacing="normal" fo:font-style="normal" fo:font-weight="normal" officeooo:rsid="0025da03" officeooo:paragraph-rsid="0025da03" style:font-size-asian="8.75pt" style:font-style-asian="normal" style:font-size-complex="10pt" style:font-style-complex="normal"/>
    </style:style>
    <style:style style:name="P41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variant="normal" fo:text-transform="none" fo:color="#333333" style:font-name="Liberation Mono" fo:font-size="8pt" fo:letter-spacing="normal" fo:font-style="italic" fo:font-weight="normal" officeooo:paragraph-rsid="0025da03" style:font-size-asian="8pt" style:font-style-asian="italic" style:font-size-complex="8pt" style:font-style-complex="italic"/>
    </style:style>
    <style:style style:name="P42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variant="normal" fo:text-transform="none" fo:color="#333333" style:font-name="Liberation Mono" fo:font-size="8pt" fo:letter-spacing="normal" fo:font-style="italic" fo:font-weight="normal" officeooo:rsid="002b19bb" officeooo:paragraph-rsid="002b19bb" style:font-size-asian="8pt" style:font-style-asian="italic" style:font-weight-asian="normal" style:font-size-complex="8pt" style:font-style-complex="italic" style:font-weight-complex="normal"/>
    </style:style>
    <style:style style:name="P43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variant="normal" fo:text-transform="none" fo:color="#333333" style:font-name="Liberation Mono" fo:font-size="8pt" fo:letter-spacing="normal" fo:font-style="italic" fo:font-weight="normal" officeooo:rsid="002b19bb" officeooo:paragraph-rsid="003cd5f8" style:font-size-asian="8pt" style:font-style-asian="italic" style:font-weight-asian="normal" style:font-size-complex="8pt" style:font-style-complex="italic" style:font-weight-complex="normal"/>
    </style:style>
    <style:style style:name="P44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variant="normal" fo:text-transform="none" fo:color="#333333" style:font-name="Liberation Mono" fo:font-size="8pt" fo:letter-spacing="normal" fo:font-style="italic" fo:font-weight="normal" officeooo:rsid="003cd5f8" officeooo:paragraph-rsid="003cd5f8" style:font-name-asian="Courier New" style:font-size-asian="8pt" style:font-style-asian="italic" style:font-weight-asian="normal" style:font-name-complex="Liberation Mono" style:font-size-complex="8pt" style:font-style-complex="italic" style:font-weight-complex="normal"/>
    </style:style>
    <style:style style:name="P45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variant="normal" fo:text-transform="none" fo:color="#333333" style:font-name="Liberation Mono" fo:font-size="8pt" fo:letter-spacing="normal" fo:font-style="italic" style:text-underline-style="none" fo:font-weight="normal" officeooo:rsid="002b19bb" officeooo:paragraph-rsid="003cd5f8" style:font-name-asian="Courier New" style:font-size-asian="8pt" style:font-style-asian="italic" style:font-weight-asian="normal" style:font-name-complex="Liberation Mono" style:font-size-complex="8pt" style:font-style-complex="italic" style:font-weight-complex="normal"/>
    </style:style>
    <style:style style:name="P46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variant="normal" fo:text-transform="none" fo:color="#333333" style:font-name="Liberation Mono" fo:font-size="9pt" fo:letter-spacing="normal" fo:font-style="normal" fo:font-weight="normal" officeooo:rsid="0025da03" officeooo:paragraph-rsid="0025da03" style:font-size-asian="7.84999990463257pt" style:font-style-asian="normal" style:font-weight-asian="normal" style:font-size-complex="9pt" style:font-style-complex="normal" style:font-weight-complex="normal"/>
    </style:style>
    <style:style style:name="P47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variant="normal" fo:text-transform="none" fo:color="#333333" style:font-name="Liberation Mono" fo:font-size="9pt" fo:letter-spacing="normal" fo:font-style="normal" fo:font-weight="normal" officeooo:rsid="002b19bb" officeooo:paragraph-rsid="00292515" style:font-size-asian="8.75pt" style:font-style-asian="normal" style:font-weight-asian="normal" style:font-size-complex="10pt" style:font-style-complex="normal" style:font-weight-complex="normal"/>
    </style:style>
    <style:style style:name="P48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variant="normal" fo:text-transform="none" fo:color="#333333" style:text-line-through-style="none" style:text-line-through-type="none" style:font-name="Liberation Mono" fo:font-size="10pt" fo:letter-spacing="normal" fo:font-style="normal" style:text-underline-style="none" fo:font-weight="normal" officeooo:rsid="00292515" officeooo:paragraph-rsid="002cccca" style:text-blinking="false" fo:background-color="#ffffff" style:font-name-asian="Courier New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49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variant="normal" fo:text-transform="none" fo:color="#333333" style:text-line-through-style="none" style:text-line-through-type="none" style:font-name="Liberation Mono" fo:font-size="10pt" fo:letter-spacing="normal" fo:font-style="normal" style:text-underline-style="none" fo:font-weight="normal" officeooo:rsid="002cccca" officeooo:paragraph-rsid="002cccca" style:text-blinking="false" fo:background-color="#ffffff" style:font-name-asian="Courier New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50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variant="normal" fo:text-transform="none" fo:color="#222222" style:font-name="Liberation Mono" fo:font-size="10pt" fo:letter-spacing="normal" fo:font-style="normal" fo:font-weight="normal" officeooo:rsid="003cd5f8" officeooo:paragraph-rsid="003cd5f8" style:font-name-asian="Courier New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51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variant="normal" fo:text-transform="none" fo:color="#222222" style:font-name="Liberation Mono" fo:font-size="10pt" fo:letter-spacing="normal" fo:font-style="normal" fo:font-weight="normal" officeooo:rsid="003b8cc4" officeooo:paragraph-rsid="003cd5f8" style:font-name-asian="Courier New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52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variant="normal" fo:text-transform="none" fo:color="#222222" style:font-name="Liberation Mono" fo:font-size="10pt" fo:letter-spacing="normal" fo:font-style="normal" style:text-underline-style="none" fo:font-weight="normal" officeooo:rsid="003cd5f8" officeooo:paragraph-rsid="003cd5f8" style:font-name-asian="Courier New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53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style:font-name="Liberation Mono" fo:font-size="10pt" officeooo:paragraph-rsid="0025da03"/>
    </style:style>
    <style:style style:name="P54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style:font-name="Liberation Mono" fo:font-size="10pt" fo:font-style="normal" officeooo:rsid="0025da03" officeooo:paragraph-rsid="0025da03" style:font-size-asian="8.75pt" style:font-style-asian="normal" style:font-size-complex="10pt" style:font-style-complex="normal"/>
    </style:style>
    <style:style style:name="P55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style:font-name="Liberation Mono" fo:font-size="10pt" officeooo:paragraph-rsid="002cccca" style:font-size-asian="10pt" style:font-size-complex="10pt"/>
    </style:style>
    <style:style style:name="P56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size="8pt" fo:font-style="italic" officeooo:paragraph-rsid="0025da03" style:font-size-asian="8pt" style:font-style-asian="italic" style:font-size-complex="8pt" style:font-style-complex="italic"/>
    </style:style>
    <style:style style:name="P57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size="8pt" fo:font-style="italic" officeooo:rsid="002cccca" officeooo:paragraph-rsid="002cccca" style:font-size-asian="8pt" style:font-style-asian="italic" style:font-size-complex="8pt" style:font-style-complex="italic"/>
    </style:style>
    <style:style style:name="P58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size="8pt" fo:font-style="normal" officeooo:paragraph-rsid="002b19bb" style:font-size-asian="8pt" style:font-size-complex="8pt"/>
    </style:style>
    <style:style style:name="P59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size="10pt" fo:font-style="normal" officeooo:rsid="002b19bb" officeooo:paragraph-rsid="002b19bb" style:font-size-asian="10pt" style:font-style-asian="normal" style:font-size-complex="10pt" style:font-style-complex="normal"/>
    </style:style>
    <style:style style:name="P60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fo:font-size="10pt" fo:font-style="normal" officeooo:rsid="002d5b8c" officeooo:paragraph-rsid="002d5b8c" style:font-size-asian="10pt" style:font-style-asian="normal" style:font-size-complex="10pt" style:font-style-complex="normal"/>
    </style:style>
    <style:style style:name="P61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officeooo:rsid="002cccca" officeooo:paragraph-rsid="002cccca"/>
    </style:style>
    <style:style style:name="P62" style:family="paragraph" style:parent-style-name="Preformatted_20_Text">
      <style:paragraph-properties fo:text-align="start" style:justify-single-word="false">
        <style:tab-stops>
          <style:tab-stop style:position="16.826cm" style:type="right"/>
        </style:tab-stops>
      </style:paragraph-properties>
      <style:text-properties officeooo:rsid="003cd5f8" officeooo:paragraph-rsid="003cd5f8"/>
    </style:style>
    <style:style style:name="T1" style:family="text">
      <style:text-properties officeooo:rsid="0015c48a"/>
    </style:style>
    <style:style style:name="T2" style:family="text">
      <style:text-properties officeooo:rsid="0013397f"/>
    </style:style>
    <style:style style:name="T3" style:family="text">
      <style:text-properties style:font-name="Liberation Mono" fo:font-size="10pt" officeooo:rsid="0013397f" style:font-name-asian="Courier New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15c48a" style:font-name-asian="Courier New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22d89b" style:font-name-asian="Courier New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422234" style:font-name-asian="Courier New" style:font-size-asian="10pt" style:font-name-complex="Liberation Mono" style:font-size-complex="10pt"/>
    </style:style>
    <style:style style:name="T7" style:family="text">
      <style:text-properties style:font-name="Liberation Mono" fo:font-size="10pt" fo:font-style="normal" fo:font-weight="normal" officeooo:rsid="0015c48a" style:font-name-asian="Courier New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8" style:family="text">
      <style:text-properties style:font-name="Liberation Mono" fo:font-size="10pt" fo:font-style="normal" fo:font-weight="normal" officeooo:rsid="0013397f" style:font-name-asian="Courier New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9" style:family="text">
      <style:text-properties style:font-name="Liberation Mono" fo:font-size="10pt" fo:font-style="normal" officeooo:rsid="002d5b8c" style:font-name-asian="Courier New" style:font-size-asian="10pt" style:font-style-asian="normal" style:font-name-complex="Liberation Mono" style:font-size-complex="10pt" style:font-style-complex="normal"/>
    </style:style>
    <style:style style:name="T10" style:family="text">
      <style:text-properties style:font-name="Liberation Mono" fo:font-size="10pt" fo:font-style="normal" officeooo:rsid="003e633c" style:font-name-asian="Courier New" style:font-size-asian="10pt" style:font-style-asian="normal" style:font-name-complex="Liberation Mono" style:font-size-complex="10pt" style:font-style-complex="normal"/>
    </style:style>
    <style:style style:name="T11" style:family="text">
      <style:text-properties style:font-name="Liberation Mono" fo:font-size="8pt" fo:font-style="italic" style:font-size-asian="8pt" style:font-style-asian="italic" style:font-size-complex="8pt" style:font-style-complex="italic"/>
    </style:style>
    <style:style style:name="T12" style:family="text">
      <style:text-properties fo:font-style="normal" fo:font-weight="normal" officeooo:rsid="0013397f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333333" style:font-name="Liberation Mono" fo:letter-spacing="normal"/>
    </style:style>
    <style:style style:name="T14" style:family="text">
      <style:text-properties fo:font-variant="normal" fo:text-transform="none" fo:color="#333333" style:font-name="Liberation Mono" fo:letter-spacing="normal" fo:font-weight="normal"/>
    </style:style>
    <style:style style:name="T15" style:family="text">
      <style:text-properties fo:font-variant="normal" fo:text-transform="none" fo:color="#333333" style:font-name="Liberation Mono" fo:letter-spacing="normal" fo:font-weight="normal" officeooo:rsid="0025da03"/>
    </style:style>
    <style:style style:name="T16" style:family="text">
      <style:text-properties fo:font-variant="normal" fo:text-transform="none" fo:color="#333333" style:font-name="Liberation Mono" fo:font-size="8pt" fo:letter-spacing="normal" fo:font-style="italic" fo:font-weight="normal" style:font-size-asian="8pt" style:font-style-asian="italic" style:font-size-complex="8pt" style:font-style-complex="italic"/>
    </style:style>
    <style:style style:name="T17" style:family="text">
      <style:text-properties fo:font-variant="normal" fo:text-transform="none" fo:color="#333333" style:font-name="Liberation Mono" fo:font-size="8pt" fo:letter-spacing="normal" fo:font-style="italic" fo:font-weight="normal" officeooo:rsid="0025da03" style:font-size-asian="8pt" style:font-style-asian="italic" style:font-size-complex="8pt" style:font-style-complex="italic"/>
    </style:style>
    <style:style style:name="T18" style:family="text">
      <style:text-properties fo:font-variant="normal" fo:text-transform="none" fo:color="#333333" style:font-name="Liberation Mono" fo:font-size="8pt" fo:letter-spacing="normal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9" style:family="text">
      <style:text-properties fo:font-variant="normal" fo:text-transform="none" fo:color="#333333" style:font-name="Liberation Mono" fo:font-size="8pt" fo:letter-spacing="normal" fo:font-style="italic" fo:font-weight="normal" officeooo:rsid="002b19bb" style:font-size-asian="8pt" style:font-style-asian="italic" style:font-weight-asian="normal" style:font-size-complex="8pt" style:font-style-complex="italic" style:font-weight-complex="normal"/>
    </style:style>
    <style:style style:name="T20" style:family="text">
      <style:text-properties fo:font-variant="normal" fo:text-transform="none" fo:color="#333333" style:font-name="Liberation Mono" fo:font-size="8pt" fo:letter-spacing="normal" fo:font-style="italic" fo:font-weight="normal" officeooo:rsid="002b19bb" style:font-name-asian="Courier New" style:font-size-asian="8pt" style:font-style-asian="italic" style:font-weight-asian="normal" style:font-name-complex="Liberation Mono" style:font-size-complex="8pt" style:font-style-complex="italic" style:font-weight-complex="normal"/>
    </style:style>
    <style:style style:name="T21" style:family="text">
      <style:text-properties fo:font-variant="normal" fo:text-transform="none" fo:color="#333333" style:font-name="Liberation Mono" fo:font-size="8pt" fo:letter-spacing="normal" fo:font-style="italic" fo:font-weight="normal" officeooo:rsid="00409b28" style:font-name-asian="Courier New" style:font-size-asian="8pt" style:font-style-asian="italic" style:font-weight-asian="normal" style:font-name-complex="Liberation Mono" style:font-size-complex="8pt" style:font-style-complex="italic" style:font-weight-complex="normal"/>
    </style:style>
    <style:style style:name="T22" style:family="text">
      <style:text-properties fo:font-variant="normal" fo:text-transform="none" fo:color="#333333" style:font-name="Liberation Mono" fo:font-size="8pt" fo:letter-spacing="normal" fo:font-style="italic" style:font-size-asian="8pt" style:font-style-asian="italic" style:font-size-complex="8pt" style:font-style-complex="italic"/>
    </style:style>
    <style:style style:name="T23" style:family="text">
      <style:text-properties fo:font-variant="normal" fo:text-transform="none" fo:color="#333333" style:font-name="Liberation Mono" fo:font-size="8pt" fo:letter-spacing="normal" fo:font-style="italic" style:text-underline-style="none" fo:font-weight="normal" officeooo:rsid="002b19bb" style:font-name-asian="Courier New" style:font-size-asian="8pt" style:font-style-asian="italic" style:font-weight-asian="normal" style:font-name-complex="Liberation Mono" style:font-size-complex="8pt" style:font-style-complex="italic" style:font-weight-complex="normal"/>
    </style:style>
    <style:style style:name="T24" style:family="text">
      <style:text-properties fo:font-variant="normal" fo:text-transform="none" fo:color="#333333" style:font-name="Liberation Mono" fo:font-size="8pt" fo:letter-spacing="normal" fo:font-weight="normal" style:font-size-asian="8pt" style:font-weight-asian="normal" style:font-size-complex="8pt" style:font-weight-complex="normal"/>
    </style:style>
    <style:style style:name="T25" style:family="text">
      <style:text-properties fo:font-variant="normal" fo:text-transform="none" fo:color="#333333" style:font-name="Liberation Mono" fo:font-size="10pt" fo:letter-spacing="normal" fo:font-style="normal" fo:font-weight="normal" officeooo:rsid="00292515" style:font-name-asian="Courier New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6" style:family="text">
      <style:text-properties fo:font-variant="normal" fo:text-transform="none" fo:color="#333333" style:font-name="monospace" fo:font-size="9pt" fo:letter-spacing="normal" fo:font-style="italic" fo:font-weight="normal" style:font-style-asian="italic" style:font-style-complex="italic"/>
    </style:style>
    <style:style style:name="T27" style:family="text">
      <style:text-properties fo:font-variant="normal" fo:text-transform="none" fo:color="#333333" style:font-name="monospace" fo:font-size="8pt" fo:letter-spacing="normal" fo:font-style="italic" fo:font-weight="normal" style:font-size-asian="8pt" style:font-style-asian="italic" style:font-size-complex="8pt" style:font-style-complex="italic"/>
    </style:style>
    <style:style style:name="T28" style:family="text">
      <style:text-properties fo:font-variant="normal" fo:text-transform="none" fo:color="#333333" style:font-name="monospace" fo:font-size="8pt" fo:letter-spacing="normal" fo:font-weight="normal" style:font-size-asian="8pt" style:font-weight-asian="normal" style:font-size-complex="8pt" style:font-weight-complex="normal"/>
    </style:style>
    <style:style style:name="T29" style:family="text">
      <style:text-properties fo:font-variant="normal" fo:text-transform="none" fo:color="#333333" style:font-name="monospace" fo:letter-spacing="normal" fo:font-weight="normal"/>
    </style:style>
    <style:style style:name="T30" style:family="text">
      <style:text-properties fo:font-variant="normal" fo:text-transform="none" fo:color="#333333" style:font-name="monospace" fo:letter-spacing="normal" fo:font-weight="normal" officeooo:rsid="002739d8"/>
    </style:style>
    <style:style style:name="T31" style:family="text">
      <style:text-properties fo:font-variant="normal" fo:text-transform="none" fo:color="#333333" style:font-name="monospace" fo:letter-spacing="normal" fo:font-weight="normal" style:font-weight-asian="normal" style:font-weight-complex="normal"/>
    </style:style>
    <style:style style:name="T32" style:family="text">
      <style:text-properties fo:font-variant="normal" fo:text-transform="none" fo:color="#333333" style:font-name="monospace" fo:letter-spacing="normal" fo:font-weight="normal" officeooo:rsid="002b19bb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color="#333333" fo:letter-spacing="normal" fo:font-style="normal" fo:font-weight="normal"/>
    </style:style>
    <style:style style:name="T34" style:family="text">
      <style:text-properties fo:font-variant="normal" fo:text-transform="none" fo:color="#333333" fo:letter-spacing="normal" fo:font-style="normal" fo:font-weight="normal" officeooo:rsid="002d5b8c"/>
    </style:style>
    <style:style style:name="T35" style:family="text">
      <style:text-properties fo:font-variant="normal" fo:text-transform="none" fo:color="#333333" style:text-line-through-style="none" style:text-line-through-type="none" style:font-name="Liberation Mono" fo:font-size="10pt" fo:letter-spacing="normal" fo:font-style="normal" style:text-underline-style="none" fo:font-weight="normal" officeooo:rsid="00292515" style:text-blinking="false" fo:background-color="#ffffff" loext:char-shading-value="0" style:font-name-asian="Courier New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6" style:family="text">
      <style:text-properties fo:font-variant="normal" fo:text-transform="none" fo:color="#333333" style:text-line-through-style="none" style:text-line-through-type="none" style:font-name="Liberation Mono" fo:font-size="10pt" fo:letter-spacing="normal" fo:font-style="normal" style:text-underline-style="none" fo:font-weight="normal" officeooo:rsid="00418263" style:text-blinking="false" fo:background-color="#ffffff" loext:char-shading-value="0" style:font-name-asian="Courier New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7" style:family="text">
      <style:text-properties fo:font-variant="normal" fo:text-transform="none" fo:color="#333333" style:text-line-through-style="none" style:text-line-through-type="none" style:font-name="Liberation Mono" fo:font-size="8pt" fo:letter-spacing="normal" fo:font-style="italic" style:text-underline-style="none" fo:font-weight="normal" officeooo:rsid="002cccca" style:text-blinking="false" fo:background-color="#ffffff" loext:char-shading-value="0" style:font-name-asian="Courier New" style:font-size-asian="8pt" style:font-style-asian="italic" style:font-weight-asian="normal" style:font-name-complex="Liberation Mono" style:font-size-complex="8pt" style:font-style-complex="italic" style:font-weight-complex="normal"/>
    </style:style>
    <style:style style:name="T38" style:family="text">
      <style:text-properties fo:font-variant="normal" fo:text-transform="none" fo:color="#0186ba" style:font-name="monospace" fo:font-size="8pt" fo:letter-spacing="normal" fo:font-style="italic" fo:font-weight="normal" style:font-size-asian="8pt" style:font-style-asian="italic" style:font-size-complex="8pt" style:font-style-complex="italic"/>
    </style:style>
    <style:style style:name="T39" style:family="text">
      <style:text-properties fo:font-variant="normal" fo:text-transform="none" fo:color="#0186ba" style:font-name="monospace" fo:font-size="8pt" fo:letter-spacing="normal" fo:font-weight="normal" style:font-size-asian="8pt" style:font-weight-asian="normal" style:font-size-complex="8pt" style:font-weight-complex="normal"/>
    </style:style>
    <style:style style:name="T40" style:family="text">
      <style:text-properties fo:font-variant="normal" fo:text-transform="none" fo:color="#0186ba" style:font-name="Liberation Mono" fo:font-size="8pt" fo:letter-spacing="normal" fo:font-style="italic" fo:font-weight="normal" style:font-size-asian="8pt" style:font-style-asian="italic" style:font-size-complex="8pt" style:font-style-complex="italic"/>
    </style:style>
    <style:style style:name="T41" style:family="text">
      <style:text-properties fo:font-variant="normal" fo:text-transform="none" fo:color="#000000" style:font-name="Liberation Mono" fo:font-size="9pt" fo:letter-spacing="normal" fo:font-style="normal" fo:font-weight="normal" officeooo:rsid="0025da03" style:font-size-asian="7.84999990463257pt" style:font-style-asian="normal" style:font-weight-asian="normal" style:font-size-complex="9pt" style:font-style-complex="normal" style:font-weight-complex="normal"/>
    </style:style>
    <style:style style:name="T42" style:family="text">
      <style:text-properties fo:font-variant="normal" fo:text-transform="none" fo:color="#000000" style:font-name="Liberation Mono" fo:letter-spacing="normal" fo:font-weight="normal" officeooo:rsid="0025da03" style:font-weight-asian="normal" style:font-weight-complex="normal"/>
    </style:style>
    <style:style style:name="T43" style:family="text">
      <style:text-properties fo:font-variant="normal" fo:text-transform="none" fo:color="#000000" style:font-name="Liberation Mono" fo:font-size="10pt" fo:letter-spacing="normal" fo:font-style="normal" fo:font-weight="normal" officeooo:rsid="002d5b8c" style:font-name-asian="Courier New" style:font-size-asian="10pt" style:font-style-asian="normal" style:font-name-complex="Liberation Mono" style:font-size-complex="10pt" style:font-style-complex="normal"/>
    </style:style>
    <style:style style:name="T44" style:family="text">
      <style:text-properties fo:font-variant="normal" fo:text-transform="none" fo:color="#000000" style:font-name="Liberation Mono" fo:font-size="10pt" fo:letter-spacing="normal" fo:font-style="normal" fo:font-weight="normal" officeooo:rsid="004051b6" style:font-name-asian="Courier New" style:font-size-asian="10pt" style:font-style-asian="normal" style:font-name-complex="Liberation Mono" style:font-size-complex="10pt" style:font-style-complex="normal"/>
    </style:style>
    <style:style style:name="T45" style:family="text">
      <style:text-properties fo:font-variant="normal" fo:text-transform="none" fo:color="#000000" style:font-name="Liberation Mono" fo:font-size="10pt" fo:letter-spacing="normal" fo:font-style="normal" fo:font-weight="normal" officeooo:rsid="00418263" style:font-name-asian="Courier New" style:font-size-asian="10pt" style:font-style-asian="normal" style:font-name-complex="Liberation Mono" style:font-size-complex="10pt" style:font-style-complex="normal"/>
    </style:style>
    <style:style style:name="T46" style:family="text">
      <style:text-properties fo:font-variant="normal" fo:text-transform="none" fo:color="#000000" style:font-name="Liberation Mono" fo:font-size="10pt" fo:letter-spacing="normal" fo:font-style="normal" fo:font-weight="normal" officeooo:rsid="002d5b8c" style:font-name-asian="Courier New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47" style:family="text">
      <style:text-properties fo:font-variant="normal" fo:text-transform="none" fo:color="#000000" style:font-name="Liberation Mono" fo:font-size="10pt" fo:letter-spacing="normal" fo:font-style="normal" fo:font-weight="normal" officeooo:rsid="002e9551" style:font-name-asian="Courier New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48" style:family="text">
      <style:text-properties fo:font-variant="normal" fo:text-transform="none" fo:color="#000000" style:font-name="Liberation Mono" fo:font-size="10pt" fo:letter-spacing="normal" fo:font-style="normal" fo:font-weight="normal" officeooo:rsid="004051b6" style:font-name-asian="Courier New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49" style:family="text">
      <style:text-properties fo:font-variant="normal" fo:text-transform="none" fo:color="#000000" style:font-name="Liberation Mono" fo:font-size="10pt" fo:letter-spacing="normal" fo:font-style="normal" fo:font-weight="normal" officeooo:rsid="00302c4a" style:font-name-asian="Courier New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50" style:family="text">
      <style:text-properties fo:font-variant="normal" fo:text-transform="none" fo:color="#000000" style:font-name="Liberation Mono" fo:font-size="10pt" fo:letter-spacing="normal" fo:font-style="normal" fo:font-weight="normal" officeooo:rsid="0031965a" style:font-name-asian="Courier New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51" style:family="text">
      <style:text-properties fo:font-variant="normal" fo:text-transform="none" fo:color="#000000" style:font-name="Liberation Mono" fo:font-size="10pt" fo:letter-spacing="normal" fo:font-style="normal" fo:font-weight="normal" officeooo:rsid="00418263" style:font-name-asian="Courier New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52" style:family="text">
      <style:text-properties fo:font-variant="normal" fo:text-transform="none" fo:color="#222222" style:font-name="Liberation Mono" fo:font-size="10pt" fo:letter-spacing="normal" fo:font-style="normal" fo:font-weight="normal" style:font-name-asian="Courier New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53" style:family="text">
      <style:text-properties fo:font-variant="normal" fo:text-transform="none" fo:color="#222222" style:font-name="Liberation Mono" fo:font-size="10pt" fo:letter-spacing="normal" fo:font-style="normal" fo:font-weight="normal" officeooo:rsid="003cd5f8" style:font-name-asian="Courier New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54" style:family="text">
      <style:text-properties fo:font-variant="normal" fo:text-transform="none" fo:color="#222222" style:font-name="Liberation Mono" fo:font-size="10pt" fo:letter-spacing="normal" fo:font-style="normal" fo:font-weight="normal" officeooo:rsid="003b8cc4" style:font-name-asian="Courier New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55" style:family="text">
      <style:text-properties fo:font-variant="normal" fo:text-transform="none" fo:color="#222222" style:font-name="Liberation Mono" fo:font-size="10pt" fo:letter-spacing="normal" fo:font-style="normal" fo:font-weight="normal" officeooo:rsid="003e633c" style:font-name-asian="Courier New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56" style:family="text">
      <style:text-properties fo:font-variant="normal" fo:text-transform="none" fo:color="#222222" style:font-name="Liberation Mono" fo:font-size="10pt" fo:letter-spacing="normal" fo:font-style="normal" fo:font-weight="normal" officeooo:rsid="00418263" style:font-name-asian="Courier New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57" style:family="text">
      <style:text-properties officeooo:rsid="0022d89b"/>
    </style:style>
    <style:style style:name="T58" style:family="text">
      <style:text-properties style:font-name="Times New Roman1" fo:font-size="14pt"/>
    </style:style>
    <style:style style:name="T59" style:family="text">
      <style:text-properties style:text-line-through-style="none" style:text-line-through-type="none" style:text-underline-style="none" style:text-blinking="false" fo:background-color="#ffffff" loext:char-shading-value="0"/>
    </style:style>
    <style:style style:name="T60" style:family="text">
      <style:text-properties style:text-line-through-style="none" style:text-line-through-type="none" style:text-underline-style="none" officeooo:rsid="003e633c" style:text-blinking="false" fo:background-color="#ffffff" loext:char-shading-value="0"/>
    </style:style>
    <style:style style:name="T61" style:family="text">
      <style:text-properties fo:color="#0186ba" fo:font-size="8pt" fo:font-style="italic" officeooo:rsid="002739d8" style:font-size-asian="8pt" style:font-style-asian="italic" style:font-size-complex="8pt" style:font-style-complex="italic"/>
    </style:style>
    <style:style style:name="T62" style:family="text">
      <style:text-properties fo:font-size="8pt" fo:font-style="italic" style:font-size-asian="8pt" style:font-style-asian="italic" style:font-size-complex="8pt" style:font-style-complex="italic"/>
    </style:style>
    <style:style style:name="T63" style:family="text">
      <style:text-properties fo:font-size="8pt" fo:font-style="italic" officeooo:rsid="002739d8" style:font-size-asian="8pt" style:font-style-asian="italic" style:font-size-complex="8pt" style:font-style-complex="italic"/>
    </style:style>
    <style:style style:name="T64" style:family="text">
      <style:text-properties fo:font-size="8pt" fo:font-style="italic" officeooo:rsid="002cccca" style:font-size-asian="8pt" style:font-style-asian="italic" style:font-size-complex="8pt" style:font-style-complex="italic"/>
    </style:style>
    <style:style style:name="T65" style:family="text">
      <style:text-properties officeooo:rsid="002cccca"/>
    </style:style>
    <style:style style:name="T66" style:family="text">
      <style:text-properties officeooo:rsid="002d5b8c" style:font-name-asian="Courier New" style:font-size-asian="10pt" style:font-style-asian="normal" style:font-name-complex="Liberation Mono" style:font-size-complex="10pt" style:font-style-complex="normal"/>
    </style:style>
    <style:style style:name="T67" style:family="text">
      <style:text-properties officeooo:rsid="002d5b8c" style:font-name-asian="Courier New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68" style:family="text">
      <style:text-properties officeooo:rsid="003361df" style:font-name-asian="Courier New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69" style:family="text">
      <style:text-properties officeooo:rsid="003b61ca" style:font-name-asian="Courier New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70" style:family="text">
      <style:text-properties officeooo:rsid="004051b6" style:font-name-asian="Courier New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71" style:family="text">
      <style:text-properties officeooo:rsid="00418263" style:font-name-asian="Courier New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72" style:family="text">
      <style:text-properties officeooo:rsid="00292515" style:font-name-asian="Courier New" style:font-size-asian="10pt" style:font-weight-asian="normal" style:font-name-complex="Liberation Mono" style:font-weight-complex="normal"/>
    </style:style>
    <style:style style:name="T73" style:family="text">
      <style:text-properties fo:color="#333333" fo:font-size="8pt" fo:font-style="italic" style:font-size-asian="8pt" style:font-style-asian="italic" style:font-size-complex="8pt" style:font-style-complex="italic"/>
    </style:style>
    <style:style style:name="T74" style:family="text">
      <style:text-properties fo:color="#333333" fo:font-size="8pt" fo:font-style="italic" officeooo:rsid="002b19bb" style:font-size-asian="8pt" style:font-style-asian="italic" style:font-size-complex="8pt" style:font-style-complex="italic"/>
    </style:style>
    <style:style style:name="T75" style:family="text">
      <style:text-properties officeooo:rsid="003e633c"/>
    </style:style>
    <style:style style:name="T76" style:family="text">
      <style:text-properties fo:font-size="10pt" fo:font-style="normal" officeooo:rsid="002d5b8c" style:font-size-asian="10pt" style:font-style-asian="normal" style:font-size-complex="10pt" style:font-style-complex="normal"/>
    </style:style>
    <style:style style:name="T77" style:family="text">
      <style:text-properties fo:font-size="10pt" fo:font-style="normal" officeooo:rsid="003e633c" style:font-size-asian="10pt" style:font-style-asian="normal" style:font-size-complex="10pt" style:font-style-complex="normal"/>
    </style:style>
    <style:style style:name="T78" style:family="text">
      <style:text-properties officeooo:rsid="004182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"><text:tab/>Warsaw </text:span><text:span text:style-name="T3">1</text:span><text:span text:style-name="T6">3</text:span><text:span text:style-name="T4">.06</text:span><text:span text:style-name="T57">.2018</text:span></text:p>
      <text:p text:style-name="P2"/>
      <text:p text:style-name="P11"><text:span text:style-name="T2">Linux for Embedded Systems – Laboratory ex. </text:span><text:span text:style-name="T3">5</text:span></text:p>
      <text:p text:style-name="P3"/>
      <text:p text:style-name="P4">The student(s): <text:span text:style-name="T1">Patryk Walczak</text:span></text:p>
      <text:p text:style-name="P4"/>
      <text:p text:style-name="P1">Description of the assignment</text:p>
      <text:p text:style-name="P20">Exercise 5<text:span text:style-name="T58"> </text:span>is just recreation of the system from Exercise 4 in OpenWRT.</text:p>
      <text:p text:style-name="P1"/>
      <text:p text:style-name="P12"><text:span text:style-name="T12">The subject of the assignment </text:span><text:span text:style-name="T8">5</text:span><text:span text:style-name="T12"> is the implementation with the emulated Vexpress A9 board a device equipped with two forms of user interface: </text:span></text:p>
      <text:p text:style-name="P8"/>
      <text:p text:style-name="P8">1. simple buttons and LEDs should be used to control basic functions; </text:p>
      <text:p text:style-name="P8"/>
      <text:p text:style-name="P8">2. web interface (or other network interface) should be used to control advanced functions; </text:p>
      <text:p text:style-name="P8"/>
      <text:p text:style-name="P8">3. The design should include support for additional equipment connected to the board. In the simplest version it can be a built-in audio output. In a better version it can be an external USB audio card or other device. Please remember that QEMU allows you to share USB devices with the emulated board.</text:p>
      <text:p text:style-name="P7"/>
      <text:p text:style-name="P12"><text:span text:style-name="T7">I chosed the suggetion:<text:line-break/></text:span>D) Using the standard audio output of the RPi, please build the music player. The local buttons and LEDs should be used to switch on/off the player, to select the song and to control volume. The web interface should be used to cofigure the list songs, to download and to remove the song.</text:p>
      <text:p text:style-name="P7"/>
      <text:p text:style-name="P9">Procedure to recreate the design from the attached archive</text:p>
      <text:p text:style-name="P7"/>
      <text:p text:style-name="P17"><text:span text:style-name="T54">Firstly, run „reproduce.sh” which start</text:span><text:span text:style-name="T56">s</text:span><text:span text:style-name="T54"> python H</text:span><text:span text:style-name="T55">TTP</text:span><text:span text:style-name="T54"> server as the last command. Then go to /BR_Internet_Radio/QemuVirt64 and start OpenWRT with „</text:span><text:span text:style-name="T53">run_script”.</text:span></text:p>
      <text:p text:style-name="P50">After <text:span text:style-name="T75">the </text:span>start <text:span text:style-name="T75">of </text:span>the system, fix the network configuration by:</text:p>
      <text:p text:style-name="P50"><text:line-break/><text:span text:style-name="T74">vi /etc/config/network (and changing the file „interface lan” section as below) <text:s/><text:line-break/> config interface 'lan'</text:span></text:p>
      <text:p text:style-name="P43"><text:s text:c="8"/>option ifname 'eth0'</text:p>
      <text:p text:style-name="P50"><text:span text:style-name="T74"><text:s text:c="8"/>option proto 'dhcp'<text:line-break/> </text:span><text:span text:style-name="T73">/etc/init.d/network restart</text:span></text:p>
      <text:p text:style-name="P44"/>
      <text:p text:style-name="P51">And download the reproduce_OpenWRT.sh by </text:p>
      <text:p text:style-name="P50"/>
      <text:p text:style-name="P16"><text:span text:style-name="T20">wget </text:span><text:a xlink:type="simple" xlink:href="http://10.0.2.2:8000/reproduce_OpenWRT.sh" text:style-name="Internet_20_link" text:visited-style-name="Visited_20_Internet_20_Link"><text:span text:style-name="T23">http://10.0.2.2:8000/reproduce_OpenWRT.sh</text:span></text:a><text:span text:style-name="T54"><text:line-break/></text:span></text:p>
      <text:p text:style-name="P62"><text:span text:style-name="T54">N</text:span><text:span text:style-name="T52">ext run it with:</text:span></text:p>
      <text:p text:style-name="P50"/>
      <text:p text:style-name="P62"><text:span text:style-name="T20">chmod </text:span><text:span text:style-name="T21">777</text:span><text:span text:style-name="T23"> </text:span><text:a xlink:type="simple" xlink:href="http://10.0.2.2:8000/reproduce_OpenWRT.sh" text:style-name="Internet_20_link" text:visited-style-name="Visited_20_Internet_20_Link">reproduce_OpenWRT.sh</text:a></text:p>
      <text:p text:style-name="P45">./reproduce_OpenWRT.sh</text:p>
      <text:p text:style-name="P52"/>
      <text:p text:style-name="P52">Quit from the system and start „run_before” and „run_script” again.</text:p>
      <text:p text:style-name="P44"/>
      <text:p text:style-name="P5"/>
      <text:p text:style-name="P9">Description of the solution</text:p>
      <text:p text:style-name="P6"/>
      <text:p text:style-name="P38">Firstly basing on the mail „[LINES] How to use our emulated GPIOs with OpenWRT?” I started from downloading the git repository BR_Internet_Radio. To speed up the building process I changed the build.sh by writing „make host-qemu’ instead of „make”.</text:p>
      <text:p text:style-name="P39"/>
      <text:p text:style-name="P53"><text:span text:style-name="T26"><text:s/></text:span><text:span text:style-name="T17">g</text:span><text:span text:style-name="T16">it clone </text:span><text:a xlink:type="simple" xlink:href="https://github.com/wzab/BR_Internet_Radio" office:target-frame-name="_blank" xlink:show="new" text:style-name="Internet_20_link" text:visited-style-name="Visited_20_Internet_20_Link"><text:span text:style-name="T40">https://github.com/wzab/BR_Internet_Radio</text:span></text:a><text:span text:style-name="T11"><text:line-break/></text:span><text:span text:style-name="T22"> </text:span><text:span text:style-name="T16">cd BR_Internet_Radio</text:span><text:span text:style-name="T11"><text:line-break/> </text:span><text:span text:style-name="T16">git checkout gpio_simple_USB</text:span><text:span text:style-name="T11"><text:line-break/> </text:span><text:span text:style-name="T16">cd QemuVirt64</text:span><text:span text:style-name="T11"><text:line-break/> </text:span><text:span text:style-name="T16">./build.sh</text:span></text:p>
      <text:p text:style-name="P41"/>
      <text:p text:style-name="P40"><text:span text:style-name="T72">Then I started downloading the necessary components of OpenWRT.</text:span><text:line-break/><text:soft-page-break/></text:p>
      <text:p text:style-name="P54"><text:span text:style-name="T16"><text:s/>w</text:span><text:span text:style-name="T27">get </text:span><text:a xlink:type="simple" xlink:href="https://downloads.openwrt.org/releases/19.07.2/targets/armvirt/64/openwrt-19.07.2-armvirt-64-" text:style-name="Internet_20_link" text:visited-style-name="Visited_20_Internet_20_Link">https://downloads.openwrt.org/releases/19.07.2/targets/armvirt/64/openwrt-19.07.2-armvirt-64-</text:a><text:span text:style-name="T38"> </text:span><text:a xlink:type="simple" xlink:href="https://downloads.openwrt.org/releases/19.07.2/targets/armvirt/64/openwrt-19.07.2-armvirt-64-Image" office:target-frame-name="_blank" xlink:show="new" text:style-name="Internet_20_link" text:visited-style-name="Visited_20_Internet_20_Link">Image</text:a><text:span text:style-name="T16"><text:line-break/> </text:span><text:span text:style-name="T27">wget </text:span><text:a xlink:type="simple" xlink:href="https://downloads.openwrt.org/releases/19.07.2/targets/armvirt/64/openwrt-19.07.2-armvirt-64-" text:style-name="Internet_20_link" text:visited-style-name="Visited_20_Internet_20_Link">https://downloads.openwrt.org/releases/19.07.2/targets/armvirt/64/openwrt-19.07.2-armvirt-64-</text:a><text:span text:style-name="T38"> </text:span><text:a xlink:type="simple" xlink:href="https://downloads.openwrt.org/releases/19.07.2/targets/armvirt/64/openwrt-19.07.2-armvirt-64-root.ext4.gz" office:target-frame-name="_blank" xlink:show="new" text:style-name="Internet_20_link" text:visited-style-name="Visited_20_Internet_20_Link">root.ext4.gz</text:a><text:span text:style-name="T16"><text:line-break/> </text:span><text:span text:style-name="T27">wget </text:span><text:a xlink:type="simple" xlink:href="https://downloads.openwrt.org/releases/19.07.2/targets/armvirt/64/openwrt-sdk-19.07.2-" text:style-name="Internet_20_link" text:visited-style-name="Visited_20_Internet_20_Link">https://downloads.openwrt.org/releases/19.07.2/targets/armvirt/64/openwrt-sdk-19.07.2-</text:a><text:span text:style-name="T38"> </text:span><text:a xlink:type="simple" xlink:href="https://downloads.openwrt.org/releases/19.07.2/targets/armvirt/64/openwrt-sdk-19.07.2-armvirt-64_gcc-7.5.0_musl.Linux-x86_64.tar.xz" office:target-frame-name="_blank" xlink:show="new" text:style-name="Internet_20_link" text:visited-style-name="Visited_20_Internet_20_Link">armvirt-64_gcc-7.5.0_musl.Linux-x86_64.tar.xz</text:a><text:span text:style-name="T38"><text:line-break/></text:span></text:p>
      <text:p text:style-name="P13"><text:span text:style-name="T25">Next, I unpacked the filesystem image and increased the size of root.ext4.</text:span><text:span text:style-name="T41"><text:line-break/> </text:span></text:p>
      <text:p text:style-name="P56"><text:span text:style-name="T42"><text:s/>gz</text:span><text:span text:style-name="T14">ip -c -d openwrt-19.07.2-armvirt-64-root.ext4.gz</text:span><text:span text:style-name="T15"> </text:span><text:span text:style-name="T14">&gt; root.ext4<text:line-break/> </text:span><text:span text:style-name="T29">truncate -s \&gt;512M root.ext4</text:span><text:span text:style-name="T13"><text:line-break/> </text:span><text:span text:style-name="T29">/sbin/resize2fs root.ext4</text:span></text:p>
      <text:p text:style-name="P30"/>
      <text:p text:style-name="P38">After that, I unpacked SKD. I downloaded and unpacked the examples from lecture and I added the repositories with packages to SDK.</text:p>
      <text:p text:style-name="P32"/>
      <text:p text:style-name="P33"><text:s/>tar -xJf openwrt-sdk-19.07.2-armvirt-64_gcc-7.5.0_musl.Linux-x86_64.tar.xz </text:p>
      <text:p text:style-name="P29"><text:span text:style-name="T63"><text:s/>wget </text:span><text:a xlink:type="simple" xlink:href="http://koral.ise.pw.edu.pl/~wzab/LINES/L8_examples.tar.bz2" office:target-frame-name="_blank" xlink:show="new" text:style-name="Internet_20_link" text:visited-style-name="Visited_20_Internet_20_Link"><text:span text:style-name="T61">http://koral.ise.pw.edu.pl/~wzab/LINES/L8_examples.tar.bz2</text:span></text:a><text:span text:style-name="T63"><text:line-break/> tar xjf L8_examples.tar.bz2</text:span></text:p>
      <text:p text:style-name="P33"><text:s/>cd openwrt-sdk-19.07.2-armvirt-64_gcc-7.5.0_musl.Linux-x86_64</text:p>
      <text:p text:style-name="P33"/>
      <text:p text:style-name="P37">And I adjusted the path at the end of of the feeds.conf.default after adding </text:p>
      <text:p text:style-name="P37">„src-link mini /absolute/path/to/W8”. Then I configured SKD and I compiled the GPIO driver.</text:p>
      <text:p text:style-name="P31"><text:s/></text:p>
      <text:p text:style-name="P56"><text:span text:style-name="T30"><text:s/>e</text:span><text:span text:style-name="T29">xport LANG=C<text:line-break/> scripts/feeds update mini<text:line-break/> scripts/feeds install -a -p mini<text:line-break/> make menuconfig<text:line-break/> #(In the menuconfig make sure that drv-mpc8xxx is selected as a package. Save configuration at the end.)<text:line-break/> make package/drv-mpc8xxx/compile</text:span></text:p>
      <text:p text:style-name="P46"/>
      <text:p text:style-name="P36">Then I ran the HTTP server in the „bin/targets/armvirt/64/packages” and in the „BR_Internet_Radio/QemuVirt64” location I started GUI with „run_before” script and I created „run_script” to start openWRT (I adjusted the path from the mail). In the system firstly I corrected the network configuration.</text:p>
      <text:p text:style-name="P47"/>
      <text:p text:style-name="P42"><text:s/>vi /etc/config/network (and changing the file „interface lan” section as below) <text:s/><text:line-break/> config interface 'lan'</text:p>
      <text:p text:style-name="P42"><text:s text:c="8"/>option ifname 'eth0'</text:p>
      <text:p text:style-name="P14"><text:span text:style-name="T19"><text:s text:c="8"/>option proto 'dhcp'<text:line-break/> </text:span><text:span text:style-name="T18">/etc/init.d/network restart</text:span></text:p>
      <text:p text:style-name="P42"/>
      <text:p text:style-name="P35">Next, download and install <text:span text:style-name="T75">the </text:span>GPIO driver from the host and test <text:span text:style-name="T59">whether the configuration works corre</text:span><text:span text:style-name="T60">c</text:span><text:span text:style-name="T59">tly.</text:span></text:p>
      <text:p text:style-name="P35"/>
      <text:p text:style-name="P59"><text:span text:style-name="T28"><text:s/>wget </text:span><text:a xlink:type="simple" xlink:href="http://10.0.2.2:8000/kmod-drv-mpc8xxx_4.14.171-1_aarch64_generic.ipk" office:target-frame-name="_blank" xlink:show="new" text:style-name="Internet_20_link" text:visited-style-name="Visited_20_Internet_20_Link"><text:span text:style-name="T39">http://10.0.2.2:8000/kmod-drv-mpc8xxx_4.14.171-1_aarch64_generic.ipk</text:span></text:a><text:span text:style-name="T24"><text:line-break/> </text:span><text:span text:style-name="T28">opkg install kmod-drv-mpc8xxx_4.14.171-1_aarch64_generic.ipk</text:span></text:p>
      <text:p text:style-name="P58"><text:span text:style-name="T32"><text:s/></text:span><text:span text:style-name="T31">modprobe gpio-mpc8xxx</text:span></text:p>
      <text:p text:style-name="P34"><text:s/>opkg update</text:p>
      <text:p text:style-name="P34"><text:s/>opkg install libgpiod<text:line-break/> opkg installgpiod-tools</text:p>
      <text:p text:style-name="P34"><text:s/>gpiodetect </text:p>
      <text:p text:style-name="P34"><text:s/>gpioset 1 24=1 </text:p>
      <text:p text:style-name="P34"><text:s/>gpioset 1 24=1</text:p>
      <text:p text:style-name="P34"/>
      <text:p text:style-name="P15"><text:span text:style-name="T35">To create proper working music player I needed the python interpreter, so basing on „[LINES] Re: Exercise 5 and gpiod in Python / Ćwiczenie 5 i gpiod w Pythonie” I add</text:span><text:span text:style-name="T36">ed</text:span><text:span text:style-name="T35"> python to the OpenWRT.In „openwrt-sdk-19.07.2-armvirt-64_gcc-7.5.0_musl.Linux-x86_64/” file:<text:line-break/><text:line-break/></text:span><text:span text:style-name="T62">./scripts/feeds update -a<text:line-break/>./scripts/feeds install python3<text:line-break/>./scripts/feeds install python3-flask<text:line-break/>make menuconfig </text:span><text:span text:style-name="T64">(check if the python package is selected and uncheck the </text:span><text:span text:style-name="T62">"Cryptographically sign package lists"</text:span><text:span text:style-name="T64">)</text:span></text:p>
      <text:p text:style-name="P57">make</text:p>
      <text:p text:style-name="P48"/>
      <text:p text:style-name="P49">and add<text:span text:style-name="T78">ed</text:span> libgiod package:<text:line-break/><text:soft-page-break/></text:p>
      <text:p text:style-name="P15"><text:span text:style-name="T37">scripts/feeds update<text:line-break/></text:span><text:span text:style-name="T11">scripts/feeds install python3 libgpiod<text:line-break/>vim package/feeds/packages/libgpiod/Makefile</text:span><text:line-break/></text:p>
      <text:p text:style-name="P61">Here I changed the Makefile from the libgiod directory with the Makefile from the mail.</text:p>
      <text:p text:style-name="P61"/>
      <text:p text:style-name="P57">make package/libgpiod/compile</text:p>
      <text:p text:style-name="P57">cd bin/packages/aarch64_generic/packages</text:p>
      <text:p text:style-name="P57">python3 -m http.server</text:p>
      <text:p text:style-name="P61"/>
      <text:p text:style-name="P61">And in OpenWRT:</text:p>
      <text:p text:style-name="P61"/>
      <text:p text:style-name="P57">opkg update</text:p>
      <text:p text:style-name="P57">opkg install python</text:p>
      <text:p text:style-name="P61"><text:span text:style-name="T62">wget </text:span><text:a xlink:type="simple" xlink:href="http://10.0.2.2:8000/python3-gpiod_1.3-1_aarch64_generic.ipk" text:style-name="Internet_20_link" text:visited-style-name="Visited_20_Internet_20_Link"><text:span text:style-name="T62">http://10.0.2.2:8000/python3-gpiod_1.3-1_aarch64_generic.ipk</text:span></text:a></text:p>
      <text:p text:style-name="P57">opkg install python3-gpiod_1.3-1_aarch64_generic.ipk</text:p>
      <text:p text:style-name="P61"/>
      <text:p text:style-name="P55"><text:span text:style-name="T65">Then I had to install soundcard drivers. With „</text:span><text:span text:style-name="T33">[LINES] Problem with sound in OpenWRT?” </text:span><text:span text:style-name="T34">mail I had no problems with the step.</text:span></text:p>
      <text:p text:style-name="P61"/>
      <text:p text:style-name="P61"/>
      <text:p text:style-name="P57">opkg install alsa-utils</text:p>
      <text:p text:style-name="P57">opkg install pciutils</text:p>
      <text:p text:style-name="P57">opkg install kmod-sound-hda-intel</text:p>
      <text:p text:style-name="P57">alsactl init</text:p>
      <text:p text:style-name="P57"/>
      <text:p text:style-name="P18"><text:span text:style-name="T76">Then with the HTTP python sever I uploaded my webservice.py and music_player.py to OpenWRT. But after </text:span><text:span text:style-name="T77">the </text:span><text:span text:style-name="T76">run I had a problem with the </text:span><text:span text:style-name="T9">M</text:span><text:span text:style-name="T10">PD</text:span><text:span text:style-name="T76"> package.</text:span></text:p>
      <text:p text:style-name="P60"/>
      <text:p text:style-name="P25">opkg install mpd-full</text:p>
      <text:p text:style-name="P25">opkg install mpc</text:p>
      <text:p text:style-name="P21"/>
      <text:p text:style-name="P19"><text:span text:style-name="T43">After </text:span><text:span text:style-name="T45">that</text:span><text:span text:style-name="T43">, mpc play</text:span><text:span text:style-name="T44">ed</text:span><text:span text:style-name="T43"> the music but my script still return</text:span><text:span text:style-name="T44">ed</text:span><text:span text:style-name="T43"> the error. One of my friends fixed the problem with Mr.Zabołotny. To resolve the problem I changed the „</text:span><text:span text:style-name="T46">/etc/mpd.conf” file </text:span><text:span text:style-name="T47">by uncomment</text:span><text:span text:style-name="T51">ing</text:span><text:span text:style-name="T47"> the necessary com</text:span><text:span text:style-name="T48">m</text:span><text:span text:style-name="T47">ands and I created the directories which w</text:span><text:span text:style-name="T48">ere</text:span><text:span text:style-name="T47"> writ</text:span><text:span text:style-name="T48">t</text:span><text:span text:style-name="T47">en in the file. </text:span><text:span text:style-name="T49">Then rest</text:span><text:span text:style-name="T48">a</text:span><text:span text:style-name="T49">rt</text:span><text:span text:style-name="T51">ed</text:span><text:span text:style-name="T49"> the deamon </text:span><text:span text:style-name="T46">„/etc/init.d/mpd restart” and with „mpc update” </text:span><text:span text:style-name="T51">I </text:span><text:span text:style-name="T46">check</text:span><text:span text:style-name="T51">ed</text:span><text:span text:style-name="T46"> if everythin</text:span><text:span text:style-name="T48">g</text:span><text:span text:style-name="T46"> works correct</text:span><text:span text:style-name="T48">ly</text:span><text:span text:style-name="T46">. </text:span><text:span text:style-name="T50">A</text:span><text:span text:style-name="T51">t</text:span><text:span text:style-name="T50"> the moment, the webservice.py and music_player.py worke</text:span><text:span text:style-name="T51">d</text:span><text:span text:style-name="T50"> but not a</text:span><text:span text:style-name="T48">t</text:span><text:span text:style-name="T50"> the same time. So I installed </text:span><text:span text:style-name="T48">the </text:span><text:span text:style-name="T50">screen package </text:span><text:span text:style-name="T46">„opkg install screen” </text:span><text:span text:style-name="T50">and I prepared the „start.sh” script:</text:span></text:p>
      <text:p text:style-name="P22"/>
      <text:p text:style-name="P26">echo "---- MY APP START ----"</text:p>
      <text:p text:style-name="P26">alsactl init</text:p>
      <text:p text:style-name="P26">modprobe gpio-mpc8xxx</text:p>
      <text:p text:style-name="P26">screen -m -d python3 webservice.py </text:p>
      <text:p text:style-name="P27">python3 music_player.py</text:p>
      <text:p text:style-name="P27"/>
      <text:p text:style-name="P23"><text:span text:style-name="T70">The l</text:span><text:span text:style-name="T67">ast step of the lab was about starting the application automatic</text:span><text:span text:style-name="T70">al</text:span><text:span text:style-name="T67">ly after </text:span><text:span text:style-name="T70">the </text:span><text:span text:style-name="T67">start of </text:span><text:span text:style-name="T70">the </text:span><text:span text:style-name="T67">system. </text:span><text:span text:style-name="T68">After some troubles, I f</text:span><text:span text:style-name="T71">ound</text:span><text:span text:style-name="T68"> that my script should have at least two fun</text:span><text:span text:style-name="T70">c</text:span><text:span text:style-name="T68">tions „start()” and „restart()”. Finial version of my script looks like:</text:span></text:p>
      <text:p text:style-name="P28"/>
      <text:p text:style-name="P28">#!/bin/sh /etc/rc.common</text:p>
      <text:p text:style-name="P28"/>
      <text:p text:style-name="P28">START=99</text:p>
      <text:p text:style-name="P28"/>
      <text:p text:style-name="P28">start()</text:p>
      <text:p text:style-name="P28">{</text:p>
      <text:p text:style-name="P28">echo "---- MY APP START ----"</text:p>
      <text:p text:style-name="P28">alsactl init</text:p>
      <text:p text:style-name="P28">modprobe gpio-mpc8xxx</text:p>
      <text:p text:style-name="P28">screen -m -d python3 webservice.py </text:p>
      <text:p text:style-name="P28">screen -m -d python3 music_player.py</text:p>
      <text:p text:style-name="P28">} <text:s text:c="7"/></text:p>
      <text:p text:style-name="P28"><text:s text:c="9"/></text:p>
      <text:p text:style-name="P28">restart()</text:p>
      <text:p text:style-name="P28">{ <text:s text:c="3"/></text:p>
      <text:p text:style-name="P28">echo "---- MY APP START ----"</text:p>
      <text:p text:style-name="P28">alsactl init</text:p>
      <text:p text:style-name="P28">modprobe gpio-mpc8xxx</text:p>
      <text:p text:style-name="P28"><text:soft-page-break/>screen -m -d python3 webservice.py </text:p>
      <text:p text:style-name="P28">screen -m -d python3 music_player.py</text:p>
      <text:p text:style-name="P28">}</text:p>
      <text:p text:style-name="P28"/>
      <text:p text:style-name="P24"><text:span text:style-name="T68">I created </text:span><text:span text:style-name="T71">t</text:span><text:span text:style-name="T68">he script in etc/init.d/ and enable</text:span><text:span text:style-name="T71">d</text:span><text:span text:style-name="T68"> it with „/etc/init.d/</text:span><text:span text:style-name="T69">run_after_start enable”. I</text:span><text:span text:style-name="T68">n the end, I fixed the errors from </text:span><text:span text:style-name="T70">the </text:span><text:span text:style-name="T68">previous laboratory. I added the redirecting buttons, but I can</text:span><text:span text:style-name="T70">n</text:span><text:span text:style-name="T68">ot do a better debouncing function.</text:span><text:span text:style-name="T66"><text:line-break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1" svg:font-family="'Times New Roman'"/>
    <style:font-face style:name="monospace" svg:font-family="monospace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l" fo:country="PL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omyślnie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iekt_20_ze_20_strzałką" style:display-name="Obiekt ze strzałką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z_20_cieniem" style:display-name="Obiekt z cieniem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bez_20_wypełnienia" style:display-name="Obiekt bez wypełnienia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bez_20_wypełnienia_20_i_20_bez_20_linii" style:display-name="Obiekt bez wypełnienia i bez linii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reść_20_tekstu_20_wyrównany_20_do_20_lewej_20_i_20_prawej" style:display-name="Treść tekstu wyrównany do lewej i prawej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1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2" style:family="paragraph" style:parent-style-name="Domyślnie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agłówek1" style:family="paragraph" style:parent-style-name="Domyślnie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agłówek2" style:family="paragraph" style:parent-style-name="Domyślnie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ia_20_wymiarowa" style:display-name="Linia wymiarowa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omyślnie_7e_LT_7e_Gliederung_20_1" style:display-name="Domyślnie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ślnie_7e_LT_7e_Gliederung_20_2" style:display-name="Domyślnie~LT~Gliederung 2" style:family="paragraph" style:parent-style-name="Domyślnie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omyślnie_7e_LT_7e_Gliederung_20_3" style:display-name="Domyślnie~LT~Gliederung 3" style:family="paragraph" style:parent-style-name="Domyślnie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omyślnie_7e_LT_7e_Gliederung_20_4" style:display-name="Domyślnie~LT~Gliederung 4" style:family="paragraph" style:parent-style-name="Domyślnie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5" style:display-name="Domyślnie~LT~Gliederung 5" style:family="paragraph" style:parent-style-name="Domyślnie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6" style:display-name="Domyślnie~LT~Gliederung 6" style:family="paragraph" style:parent-style-name="Domyślnie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7" style:display-name="Domyślnie~LT~Gliederung 7" style:family="paragraph" style:parent-style-name="Domyślnie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8" style:display-name="Domyślnie~LT~Gliederung 8" style:family="paragraph" style:parent-style-name="Domyślnie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9" style:display-name="Domyślnie~LT~Gliederung 9" style:family="paragraph" style:parent-style-name="Domyślnie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Titel" style:display-name="Domyślni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ślnie_7e_LT_7e_Untertitel" style:display-name="Domyślni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ślnie_7e_LT_7e_Notizen" style:display-name="Domyślni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ślnie_7e_LT_7e_Hintergrundobjekte" style:display-name="Domyślni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omyślnie_7e_LT_7e_Hintergrund" style:display-name="Domyślni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biekty_20_tła" style:display-name="Obiekty tła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ł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tki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onspekt_20_1" style:display-name="Konspekt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onspekt_20_2" style:display-name="Konspekt 2" style:family="paragraph" style:parent-style-name="Konspekt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onspekt_20_3" style:display-name="Konspekt 3" style:family="paragraph" style:parent-style-name="Konspekt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onspekt_20_4" style:display-name="Konspekt 4" style:family="paragraph" style:parent-style-name="Konspekt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5" style:display-name="Konspekt 5" style:family="paragraph" style:parent-style-name="Konspekt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6" style:display-name="Konspekt 6" style:family="paragraph" style:parent-style-name="Konspekt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7" style:display-name="Konspekt 7" style:family="paragraph" style:parent-style-name="Konspekt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8" style:display-name="Konspekt 8" style:family="paragraph" style:parent-style-name="Konspekt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9" style:display-name="Konspekt 9" style:family="paragraph" style:parent-style-name="Konspekt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2" style:display-name="Heading 2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6-13T11:59:33.646589666</dc:date>
    <meta:editing-duration>PT3H58M34S</meta:editing-duration>
    <meta:editing-cycles>29</meta:editing-cycles>
    <meta:generator>LibreOffice/6.3.5.2$Linux_X86_64 LibreOffice_project/30$Build-2</meta:generator>
    <meta:document-statistic meta:table-count="0" meta:image-count="0" meta:object-count="0" meta:page-count="4" meta:paragraph-count="97" meta:word-count="981" meta:character-count="7315" meta:non-whitespace-character-count="6316"/>
  </office:meta>
</office:document-meta>
</file>